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Liberation Serif"/>
    </style:style>
    <style:style style:name="P2" style:family="paragraph" style:parent-style-name="Standard">
      <style:text-properties fo:color="#000000" loext:opacity="100%" style:font-name="Liberation Serif" officeooo:rsid="001f46b2" officeooo:paragraph-rsid="001f46b2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0pt" fo:font-weight="bold" officeooo:rsid="001695bf" officeooo:paragraph-rsid="001695bf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78f30" officeooo:paragraph-rsid="00178f3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14pt" fo:font-weight="normal" officeooo:rsid="00189ff4" officeooo:paragraph-rsid="00189ff4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/>
    </style:style>
    <style:style style:name="P7" style:family="paragraph" style:parent-style-name="Standard">
      <style:paragraph-properties fo:text-align="center" style:justify-single-word="false"/>
      <style:text-properties style:font-name="Liberation Serif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c86ff" officeooo:paragraph-rsid="001c86ff"/>
    </style:style>
    <style:style style:name="P9" style:family="paragraph" style:parent-style-name="Standard">
      <style:paragraph-properties fo:text-align="start" style:justify-single-word="false"/>
      <style:text-properties style:font-name="Liberation Serif"/>
    </style:style>
    <style:style style:name="P10" style:family="paragraph" style:parent-style-name="Standard">
      <style:text-properties style:font-name="Liberation Serif" officeooo:rsid="001f46b2" officeooo:paragraph-rsid="001f46b2"/>
    </style:style>
    <style:style style:name="P11" style:family="paragraph" style:parent-style-name="Text_20_body">
      <style:text-properties fo:font-variant="normal" fo:text-transform="none" fo:color="#000000" loext:opacity="100%" style:font-name="Liberation Serif" fo:font-size="12pt" fo:letter-spacing="normal" fo:font-style="normal" fo:font-weight="normal" officeooo:rsid="001f46b2" officeooo:paragraph-rsid="001f46b2"/>
    </style:style>
    <style:style style:name="P12" style:family="paragraph" style:parent-style-name="Text_20_body" style:list-style-name="L1">
      <style:paragraph-properties fo:margin-top="0cm" fo:margin-bottom="0cm" style:contextual-spacing="false" fo:orphans="2" fo:widows="2"/>
      <style:text-properties fo:font-variant="normal" fo:text-transform="none" fo:color="#000000" loext:opacity="100%" style:font-name="Liberation Serif" fo:font-size="12pt" fo:letter-spacing="normal" fo:font-style="normal" fo:font-weight="normal"/>
    </style:style>
    <style:style style:name="T1" style:family="text">
      <style:text-properties fo:font-variant="normal" fo:text-transform="none" fo:color="#adbac7" loext:opacity="100%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adbac7" loext:opacity="100%" style:font-name="apple-system" fo:font-size="12pt" fo:letter-spacing="normal" fo:font-style="normal" fo:font-weight="normal" officeooo:rsid="001c86ff"/>
    </style:style>
    <style:style style:name="T3" style:family="text">
      <style:text-properties fo:font-variant="normal" fo:text-transform="none" fo:color="#adbac7" loext:opacity="100%" fo:letter-spacing="normal"/>
    </style:style>
    <style:style style:name="T4" style:family="text">
      <style:text-properties fo:font-variant="normal" fo:text-transform="none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style:font-name="apple-system" fo:font-size="12pt" fo:letter-spacing="normal" fo:font-style="normal" fo:font-weight="normal" officeooo:rsid="001c86ff"/>
    </style:style>
    <style:style style:name="T6" style:family="text">
      <style:text-properties fo:font-variant="normal" fo:text-transform="none" fo:color="#000000" loext:opacity="100%" style:font-name="apple-system" fo:font-size="12pt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apple-system" fo:font-size="12pt" fo:letter-spacing="normal" fo:font-style="normal" fo:font-weight="normal" officeooo:rsid="001c86ff"/>
    </style:style>
    <style:style style:name="T8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9" style:family="text">
      <style:text-properties fo:font-variant="normal" fo:text-transform="none" fo:color="#000000" loext:opacity="100%" fo:font-size="12pt" fo:letter-spacing="normal" fo:font-style="normal" fo:font-weight="normal" officeooo:rsid="001c86ff"/>
    </style:style>
    <style:style style:name="T10" style:family="text">
      <style:text-properties fo:color="#000000" loext:opacity="100%"/>
    </style:style>
    <style:style style:name="T1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501cm"/>
      </text:list-level-style-bullet>
      <text:list-level-style-bullet text:level="3" text:style-name="Bullet_20_Symbols" loext:num-list-format="%3%." style:num-suffix="." text:bullet-char="•">
        <style:list-level-properties text:space-before="3.752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Modelowanie Nierelacyjnych Baz Danych</text:p>
      <text:p text:style-name="P4">Projekt zaliczeniow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 text:c="40"/></text:p>
      <text:p text:style-name="P5">Patryk Kuszneruk, IV rok Informatyki, spec. ISI</text:p>
      <text:p text:style-name="P5">Wydział Nauk Ścisłych i Technicznych</text:p>
      <text:p text:style-name="P5">Uniwersytet Śląski</text:p>
      <text:p text:style-name="P6"><text:s text:c="100"/></text:p>
      <text:p text:style-name="P6"><text:s text:c="42"/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8">1. Opis</text:p>
      <text:p text:style-name="P8"/>
      <text:p text:style-name="P9"><text:span text:style-name="T8"/></text:p>
      <text:p text:style-name="P9"><text:span text:style-name="T8">Przedmiotem dokumentacji jest aplikacja webowa napisana w języku C#, </text:span><text:span text:style-name="T9">J</text:span><text:span text:style-name="T8">avaScript oraz bazy danych MongoDB. Część serwerowa jest napisana w języku C# z wykorzystaniem platformy ASP.NET Core MVC. Zawiera niezbędną logikę do funkcjonowania wypożyczalni filmów udostępnioną poprzez interfejs WebAPI. Część kliencka napisana jest z wykorzystaniem HTML, CSS oraz posiada kilka skryptów w języku JavaScript przy wsparciu biblioteki </text:span><text:span text:style-name="T9">j</text:span><text:span text:style-name="T8">Quer</text:span><text:span text:style-name="T9">y </text:span><text:span text:style-name="T8">do generowania niezbędnych funkcjonalności. Jest to wypożyczalnia filmów, w której możemy wypożyczać różne filmy.</text:span><text:span text:style-name="T10"> </text:span></text:p>
      <text:p text:style-name="P1"/>
      <text:p text:style-name="P6"/>
      <text:p text:style-name="P10">2. Lista funkcjonalności</text:p>
      <text:p text:style-name="P2"/>
      <text:p text:style-name="P11">Dodanie nowego filmu,</text:p>
      <text:list xml:id="list2724938024" text:style-name="L1">
        <text:list-item>
          <text:p text:style-name="P12">Usunięcie filmu(tylko wtedy gdy nie jest wypożyczony),</text:p>
        </text:list-item>
        <text:list-item>
          <text:p text:style-name="P12">Edycja filmu,</text:p>
        </text:list-item>
        <text:list-item>
          <text:p text:style-name="P12">Dodanie nowego użytkownika,</text:p>
        </text:list-item>
        <text:list-item>
          <text:p text:style-name="P12">Usunięcie użytkownika,</text:p>
        </text:list-item>
        <text:list-item>
          <text:p text:style-name="P12">Edycja użytkownika,</text:p>
        </text:list-item>
        <text:list-item>
          <text:p text:style-name="P12">Wyświetlenie filmów,</text:p>
        </text:list-item>
        <text:list-item>
          <text:p text:style-name="P12">Wyświetlenie użytkowników,</text:p>
        </text:list-item>
        <text:list-item>
          <text:p text:style-name="P12">Wypożyczenie filmu(<text:span text:style-name="T11">maksymalna ilość filmów do wypożyczenia to 3</text:span>),</text:p>
        </text:list-item>
        <text:list-item>
          <text:p text:style-name="P12">Zwrot filmu(<text:span text:style-name="T11">limit czasu na zwrot wynosi 2 dni</text:span>),</text:p>
        </text:list-item>
        <text:list-item>
          <text:p text:style-name="P12">Wyświetlenie listy filmów konkretnego użytkownika,</text:p>
        </text:list-item>
        <text:list-item>
          <text:p text:style-name="P12">Wyświetlenie listy dostępnych filmów(<text:span text:style-name="T11">takie, które nie są wypożyczone</text:span>)</text:p>
        </text:list-item>
        <text:list-item>
          <text:p text:style-name="P12">Wyswietlenie listy dostępnych filmów tylko z najpotrzebniejszymi informacjami,</text:p>
        </text:list-item>
        <text:list-item>
          <text:p text:style-name="P12">Lista wszystkich wypożyczeń(<text:span text:style-name="T11">wraz z historią wypożyczeń</text:span>),</text:p>
        </text:list-item>
        <text:list-item>
          <text:p text:style-name="P12">Karta wypożyczeń konkretnego użytkownika,</text:p>
        </text:list-item>
        <text:list-item>
          <text:p text:style-name="P12">Konto admin</text:p>
          <text:list>
            <text:list-item>
              <text:p text:style-name="P12">nieograniczony dostęp do funkcjonalości</text:p>
            </text:list-item>
          </text:list>
        </text:list-item>
        <text:list-item>
          <text:p text:style-name="P12">Konto user</text:p>
          <text:list>
            <text:list-item>
              <text:p text:style-name="P12">dostęp ograniczony do:</text:p>
              <text:list>
                <text:list-item>
                  <text:p text:style-name="P12">Wyświetlenie dostępnych filmów,</text:p>
                </text:list-item>
                <text:list-item>
                  <text:p text:style-name="P12">Wyświetlenie moich wypożyczonych filmów,</text:p>
                </text:list-item>
                <text:list-item>
                  <text:p text:style-name="P12">Wypożyczenie konkretnego filmu</text:p>
                </text:list-item>
              </text:list>
            </text:list-item>
          </text:list>
        </text:list-item>
      </text:list>
      <text:p text:style-name="P2"/>
      <text:p text:style-name="P6"/>
      <text:p text:style-name="P6"/>
      <text:p text:style-name="P9"><text:s text:c="8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15T10:40:28.634000000</dc:date>
    <meta:editing-duration>PT6M38S</meta:editing-duration>
    <meta:editing-cycles>9</meta:editing-cycles>
    <meta:generator>LibreOffice/7.3.1.3$Windows_X86_64 LibreOffice_project/a69ca51ded25f3eefd52d7bf9a5fad8c90b87951</meta:generator>
    <meta:document-statistic meta:table-count="0" meta:image-count="0" meta:object-count="0" meta:page-count="2" meta:paragraph-count="34" meta:word-count="208" meta:character-count="1810" meta:non-whitespace-character-count="1388"/>
  </office:meta>
</office:document-meta>
</file>